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28pt" officeooo:rsid="00070f77" officeooo:paragraph-rsid="00070f77" style:font-size-asian="28pt" style:font-size-complex="28pt"/>
    </style:style>
    <style:style style:name="P2" style:family="paragraph" style:parent-style-name="Standard">
      <style:paragraph-properties fo:text-align="center" style:justify-single-word="false"/>
      <style:text-properties fo:font-size="28pt" officeooo:rsid="00070f77" officeooo:paragraph-rsid="00070f77" style:font-size-asian="28pt" style:font-size-complex="28pt"/>
    </style:style>
    <style:style style:name="P3" style:family="paragraph" style:parent-style-name="Standard">
      <style:paragraph-properties fo:text-align="start" style:justify-single-word="false"/>
      <style:text-properties fo:font-size="28pt" officeooo:rsid="00070f77" officeooo:paragraph-rsid="00070f77" style:font-size-asian="28pt" style:font-size-complex="28pt"/>
    </style:style>
    <style:style style:name="P4" style:family="paragraph" style:parent-style-name="Standard">
      <style:paragraph-properties fo:text-align="start" style:justify-single-word="false"/>
      <style:text-properties fo:font-size="15pt" officeooo:rsid="00070f77" officeooo:paragraph-rsid="00070f77" style:font-size-asian="15pt" style:font-size-complex="15pt"/>
    </style:style>
    <style:style style:name="P5" style:family="paragraph" style:parent-style-name="Standard">
      <style:paragraph-properties fo:text-align="start" style:justify-single-word="false"/>
      <style:text-properties fo:font-size="15pt" fo:font-weight="bold" officeooo:rsid="00070f77" officeooo:paragraph-rsid="00070f77" style:font-size-asian="15pt" style:font-weight-asian="bold" style:font-size-complex="15pt" style:font-weight-complex="bold"/>
    </style:style>
    <style:style style:name="P6" style:family="paragraph" style:parent-style-name="Standard">
      <style:paragraph-properties fo:text-align="start" style:justify-single-word="false"/>
      <style:text-properties fo:font-size="15pt" fo:font-weight="bold" officeooo:rsid="00070f77" officeooo:paragraph-rsid="000a698d"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style:text-underline-style="none" fo:font-weight="bold" officeooo:rsid="00070f77" officeooo:paragraph-rsid="0008ed5a" style:font-size-asian="15pt" style:font-weight-asian="bold" style:font-size-complex="15pt" style:font-weight-complex="bold"/>
    </style:style>
    <style:style style:name="P8" style:family="paragraph" style:parent-style-name="Standard">
      <style:paragraph-properties fo:text-align="start" style:justify-single-word="false"/>
      <style:text-properties fo:font-size="15pt" style:text-underline-style="none" fo:font-weight="bold" officeooo:rsid="00070f77" officeooo:paragraph-rsid="000a698d" style:font-size-asian="15pt" style:font-weight-asian="bold" style:font-size-complex="15pt" style:font-weight-complex="bold"/>
    </style:style>
    <style:style style:name="P9" style:family="paragraph" style:parent-style-name="Standard">
      <style:paragraph-properties fo:text-align="start" style:justify-single-word="false"/>
      <style:text-properties officeooo:paragraph-rsid="000a698d"/>
    </style:style>
    <style:style style:name="P10" style:family="paragraph" style:parent-style-name="Standard">
      <style:paragraph-properties fo:text-align="center" style:justify-single-word="false"/>
      <style:text-properties fo:font-size="20pt" fo:font-weight="bold" officeooo:rsid="00070f77" officeooo:paragraph-rsid="00070f77" style:font-size-asian="20pt" style:font-weight-asian="bold" style:font-size-complex="20pt" style:font-weight-complex="bold"/>
    </style:style>
    <style:style style:name="P11" style:family="paragraph" style:parent-style-name="Standard">
      <style:paragraph-properties fo:text-align="center" style:justify-single-word="false"/>
      <style:text-properties fo:font-size="20pt" fo:font-weight="bold" officeooo:rsid="00070f77" officeooo:paragraph-rsid="000cf3db" style:font-size-asian="20pt" style:font-weight-asian="bold" style:font-size-complex="20pt" style:font-weight-complex="bold"/>
    </style:style>
    <style:style style:name="P12" style:family="paragraph" style:parent-style-name="Standard">
      <style:paragraph-properties fo:text-align="start" style:justify-single-word="false"/>
      <style:text-properties fo:font-size="18pt" fo:font-weight="bold" officeooo:rsid="00070f77" officeooo:paragraph-rsid="00070f77" style:font-size-asian="18pt" style:font-weight-asian="bold" style:font-size-complex="18pt" style:font-weight-complex="bold"/>
    </style:style>
    <style:style style:name="P13" style:family="paragraph" style:parent-style-name="Standard">
      <style:paragraph-properties fo:text-align="start" style:justify-single-word="false"/>
      <style:text-properties fo:font-size="18pt" fo:font-weight="bold" officeooo:rsid="00070f77" officeooo:paragraph-rsid="000cf3db" style:font-size-asian="18pt" style:font-weight-asian="bold" style:font-size-complex="18pt" style:font-weight-complex="bold"/>
    </style:style>
    <style:style style:name="P14" style:family="paragraph" style:parent-style-name="Standard">
      <style:paragraph-properties fo:text-align="start" style:justify-single-word="false"/>
      <style:text-properties fo:font-size="18pt" style:text-underline-style="none" fo:font-weight="bold" officeooo:rsid="00070f77" officeooo:paragraph-rsid="000f09d2" style:font-size-asian="18pt" style:font-weight-asian="bold" style:font-size-complex="18pt" style:font-weight-complex="bold"/>
    </style:style>
    <style:style style:name="P15" style:family="paragraph" style:parent-style-name="Standard">
      <style:paragraph-properties fo:text-align="start" style:justify-single-word="false"/>
      <style:text-properties fo:font-size="18pt" style:text-underline-style="none" fo:font-weight="bold" officeooo:rsid="00070f77" officeooo:paragraph-rsid="00113f47" style:font-size-asian="18pt" style:font-weight-asian="bold" style:font-size-complex="18pt" style:font-weight-complex="bold"/>
    </style:style>
    <style:style style:name="P16" style:family="paragraph" style:parent-style-name="Standard">
      <style:paragraph-properties fo:text-align="start" style:justify-single-word="false"/>
      <style:text-properties fo:font-size="12pt" fo:font-weight="bold" officeooo:rsid="00070f77" officeooo:paragraph-rsid="00070f77" style:font-size-asian="12pt" style:font-weight-asian="bold" style:font-size-complex="12pt" style:font-weight-complex="bold"/>
    </style:style>
    <style:style style:name="P17" style:family="paragraph" style:parent-style-name="Standard">
      <style:paragraph-properties fo:text-align="start" style:justify-single-word="false"/>
      <style:text-properties fo:font-size="12pt" fo:font-weight="bold" officeooo:rsid="00070f77" officeooo:paragraph-rsid="0008ed5a" style:font-size-asian="12pt" style:font-weight-asian="bold" style:font-size-complex="12pt" style:font-weight-complex="bold"/>
    </style:style>
    <style:style style:name="P18" style:family="paragraph" style:parent-style-name="Standard">
      <style:paragraph-properties fo:text-align="start" style:justify-single-word="false"/>
      <style:text-properties fo:font-size="12pt" fo:font-weight="bold" officeooo:rsid="00070f77" officeooo:paragraph-rsid="000a698d"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bold" officeooo:rsid="00070f77" officeooo:paragraph-rsid="000cf3db"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070f77" officeooo:paragraph-rsid="000f09d2" style:font-size-asian="12pt" style:font-weight-asian="bold" style:font-size-complex="12pt" style:font-weight-complex="bold"/>
    </style:style>
    <style:style style:name="P21" style:family="paragraph" style:parent-style-name="Standard">
      <style:paragraph-properties fo:text-align="start" style:justify-single-word="false"/>
      <style:text-properties fo:font-size="12pt" fo:font-weight="bold" officeooo:rsid="00070f77" officeooo:paragraph-rsid="00113f47" style:font-size-asian="12pt" style:font-weight-asian="bold" style:font-size-complex="12pt" style:font-weight-complex="bold"/>
    </style:style>
    <style:style style:name="P22" style:family="paragraph" style:parent-style-name="Standard">
      <style:paragraph-properties fo:text-align="start" style:justify-single-word="false"/>
      <style:text-properties fo:font-size="12pt" fo:font-weight="bold" officeooo:rsid="00083242" officeooo:paragraph-rsid="00083242" style:font-size-asian="12pt" style:font-weight-asian="bold" style:font-size-complex="12pt" style:font-weight-complex="bold"/>
    </style:style>
    <style:style style:name="P23" style:family="paragraph" style:parent-style-name="Standard">
      <style:paragraph-properties fo:text-align="start" style:justify-single-word="false"/>
      <style:text-properties fo:font-size="12pt" fo:font-weight="bold" officeooo:rsid="00083242" officeooo:paragraph-rsid="000a698d" style:font-size-asian="12pt" style:font-weight-asian="bold" style:font-size-complex="12pt" style:font-weight-complex="bold"/>
    </style:style>
    <style:style style:name="P24" style:family="paragraph" style:parent-style-name="Standard">
      <style:paragraph-properties fo:text-align="start" style:justify-single-word="false"/>
      <style:text-properties fo:font-size="12pt" fo:font-weight="bold" officeooo:rsid="00083242" officeooo:paragraph-rsid="000cf3db" style:font-size-asian="12pt" style:font-weight-asian="bold" style:font-size-complex="12pt" style:font-weight-complex="bold"/>
    </style:style>
    <style:style style:name="P25" style:family="paragraph" style:parent-style-name="Standard">
      <style:paragraph-properties fo:text-align="start" style:justify-single-word="false"/>
      <style:text-properties fo:font-size="12pt" fo:font-weight="bold" officeooo:rsid="00083242" officeooo:paragraph-rsid="000f09d2" style:font-size-asian="12pt" style:font-weight-asian="bold" style:font-size-complex="12pt" style:font-weight-complex="bold"/>
    </style:style>
    <style:style style:name="P26" style:family="paragraph" style:parent-style-name="Standard">
      <style:paragraph-properties fo:text-align="start" style:justify-single-word="false"/>
      <style:text-properties fo:font-size="12pt" fo:font-weight="bold" officeooo:rsid="00083242" officeooo:paragraph-rsid="00113f47" style:font-size-asian="12pt" style:font-weight-asian="bold" style:font-size-complex="12pt" style:font-weight-complex="bold"/>
    </style:style>
    <style:style style:name="P27" style:family="paragraph" style:parent-style-name="Standard">
      <style:paragraph-properties fo:text-align="start" style:justify-single-word="false"/>
      <style:text-properties fo:font-size="12pt" fo:font-weight="bold" officeooo:rsid="0008ed5a" officeooo:paragraph-rsid="0008ed5a" style:font-size-asian="12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08ed5a" officeooo:paragraph-rsid="000a698d" style:font-size-asian="12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08ed5a" officeooo:paragraph-rsid="000cf3db" style:font-size-asian="12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rsid="0008ed5a" officeooo:paragraph-rsid="000f09d2" style:font-size-asian="12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bold" officeooo:rsid="0008ed5a" officeooo:paragraph-rsid="00113f47" style:font-size-asian="12pt" style:font-weight-asian="bold" style:font-size-complex="12pt" style:font-weight-complex="bold"/>
    </style:style>
    <style:style style:name="P32" style:family="paragraph" style:parent-style-name="Standard">
      <style:paragraph-properties fo:text-align="start" style:justify-single-word="false"/>
      <style:text-properties fo:font-size="12pt" fo:font-weight="bold" officeooo:rsid="000a698d" officeooo:paragraph-rsid="000a698d" style:font-size-asian="12pt" style:font-weight-asian="bold" style:font-size-complex="12pt" style:font-weight-complex="bold"/>
    </style:style>
    <style:style style:name="P33" style:family="paragraph" style:parent-style-name="Standard">
      <style:paragraph-properties fo:text-align="start" style:justify-single-word="false"/>
      <style:text-properties fo:font-size="12pt" fo:font-weight="bold" officeooo:rsid="000a698d" officeooo:paragraph-rsid="000cf3db" style:font-size-asian="12pt" style:font-weight-asian="bold" style:font-size-complex="12pt" style:font-weight-complex="bold"/>
    </style:style>
    <style:style style:name="P34" style:family="paragraph" style:parent-style-name="Standard">
      <style:paragraph-properties fo:text-align="start" style:justify-single-word="false"/>
      <style:text-properties fo:font-size="12pt" fo:font-weight="bold" officeooo:rsid="000cf3db" officeooo:paragraph-rsid="000cf3db" style:font-size-asian="12pt" style:font-weight-asian="bold" style:font-size-complex="12pt" style:font-weight-complex="bold"/>
    </style:style>
    <style:style style:name="P35" style:family="paragraph" style:parent-style-name="Standard">
      <style:paragraph-properties fo:text-align="start" style:justify-single-word="false"/>
      <style:text-properties fo:font-size="12pt" fo:font-weight="bold" officeooo:rsid="000cf3db" officeooo:paragraph-rsid="000f09d2" style:font-size-asian="12pt" style:font-weight-asian="bold" style:font-size-complex="12pt" style:font-weight-complex="bold"/>
    </style:style>
    <style:style style:name="P36" style:family="paragraph" style:parent-style-name="Standard">
      <style:paragraph-properties fo:text-align="start" style:justify-single-word="false"/>
      <style:text-properties fo:font-size="12pt" fo:font-weight="bold" officeooo:rsid="000cf3db" officeooo:paragraph-rsid="00113f47" style:font-size-asian="12pt" style:font-weight-asian="bold" style:font-size-complex="12pt" style:font-weight-complex="bold"/>
    </style:style>
    <style:style style:name="P37" style:family="paragraph" style:parent-style-name="Standard">
      <style:paragraph-properties fo:text-align="start" style:justify-single-word="false"/>
      <style:text-properties fo:font-size="12pt" fo:font-weight="normal" officeooo:rsid="00070f77" officeooo:paragraph-rsid="00070f77"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070f77" officeooo:paragraph-rsid="0008ed5a"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fo:font-weight="normal" officeooo:rsid="00070f77" officeooo:paragraph-rsid="000a698d"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fo:font-size="12pt" fo:font-weight="normal" officeooo:rsid="00070f77" officeooo:paragraph-rsid="000cf3db"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size="12pt" fo:font-weight="normal" officeooo:rsid="00070f77" officeooo:paragraph-rsid="000f09d2"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size="12pt" fo:font-weight="normal" officeooo:rsid="00070f77" officeooo:paragraph-rsid="00113f47"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fo:font-size="12pt" fo:font-weight="normal" officeooo:rsid="00083242" officeooo:paragraph-rsid="00083242"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fo:font-size="12pt" fo:font-weight="normal" officeooo:rsid="00083242" officeooo:paragraph-rsid="000a698d"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fo:font-size="12pt" fo:font-weight="normal" officeooo:rsid="00083242" officeooo:paragraph-rsid="000cf3db"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fo:font-size="12pt" fo:font-weight="normal" officeooo:rsid="00083242" officeooo:paragraph-rsid="000e3939"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fo:font-size="12pt" fo:font-weight="normal" officeooo:rsid="00083242" officeooo:paragraph-rsid="000f09d2"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fo:font-size="12pt" fo:font-weight="normal" officeooo:rsid="00083242" officeooo:paragraph-rsid="00113f47"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fo:font-size="12pt" fo:font-weight="normal" officeooo:rsid="0008ed5a" officeooo:paragraph-rsid="0008ed5a" style:font-size-asian="12pt" style:font-weight-asian="normal" style:font-size-complex="12pt" style:font-weight-complex="normal"/>
    </style:style>
    <style:style style:name="P50" style:family="paragraph" style:parent-style-name="Standard">
      <style:paragraph-properties fo:text-align="start" style:justify-single-word="false"/>
      <style:text-properties fo:font-size="12pt" fo:font-weight="normal" officeooo:rsid="0008ed5a" officeooo:paragraph-rsid="000a698d"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fo:font-size="12pt" style:text-underline-style="solid" style:text-underline-width="auto" style:text-underline-color="font-color" fo:font-weight="bold" officeooo:rsid="0008ed5a" officeooo:paragraph-rsid="0008ed5a" style:font-size-asian="12pt" style:font-weight-asian="bold" style:font-size-complex="12pt" style:font-weight-complex="bold"/>
    </style:style>
    <style:style style:name="P52" style:family="paragraph" style:parent-style-name="Standard">
      <style:paragraph-properties fo:text-align="start" style:justify-single-word="false"/>
      <style:text-properties fo:font-size="12pt" style:text-underline-style="solid" style:text-underline-width="auto" style:text-underline-color="font-color" fo:font-weight="bold" officeooo:rsid="0008ed5a" officeooo:paragraph-rsid="000a698d" style:font-size-asian="12pt" style:font-weight-asian="bold" style:font-size-complex="12pt" style:font-weight-complex="bold"/>
    </style:style>
    <style:style style:name="P53" style:family="paragraph" style:parent-style-name="Standard">
      <style:paragraph-properties fo:text-align="start" style:justify-single-word="false"/>
      <style:text-properties fo:font-size="12pt" style:text-underline-style="solid" style:text-underline-width="auto" style:text-underline-color="font-color" fo:font-weight="bold" officeooo:rsid="0008ed5a" officeooo:paragraph-rsid="000cf3db" style:font-size-asian="12pt" style:font-weight-asian="bold" style:font-size-complex="12pt" style:font-weight-complex="bold"/>
    </style:style>
    <style:style style:name="P54" style:family="paragraph" style:parent-style-name="Standard">
      <style:paragraph-properties fo:text-align="start" style:justify-single-word="false"/>
      <style:text-properties fo:font-size="12pt" style:text-underline-style="solid" style:text-underline-width="auto" style:text-underline-color="font-color" fo:font-weight="bold" officeooo:rsid="0008ed5a" officeooo:paragraph-rsid="00113f47" style:font-size-asian="12pt" style:font-weight-asian="bold" style:font-size-complex="12pt" style:font-weight-complex="bold"/>
    </style:style>
    <style:style style:name="P55" style:family="paragraph" style:parent-style-name="Standard">
      <style:paragraph-properties fo:text-align="start" style:justify-single-word="false"/>
      <style:text-properties fo:font-size="12pt" style:text-underline-style="solid" style:text-underline-width="auto" style:text-underline-color="font-color" fo:font-weight="bold" officeooo:rsid="000a698d" officeooo:paragraph-rsid="000f09d2" style:font-size-asian="12pt" style:font-weight-asian="bold" style:font-size-complex="12pt" style:font-weight-complex="bold"/>
    </style:style>
    <style:style style:name="P56" style:family="paragraph" style:parent-style-name="Standard">
      <style:paragraph-properties fo:text-align="start" style:justify-single-word="false"/>
      <style:text-properties fo:font-size="12pt" style:text-underline-style="none" fo:font-weight="bold" officeooo:rsid="0008ed5a" officeooo:paragraph-rsid="0008ed5a" style:font-size-asian="12pt" style:font-weight-asian="bold" style:font-size-complex="12pt" style:font-weight-complex="bold"/>
    </style:style>
    <style:style style:name="P57" style:family="paragraph" style:parent-style-name="Standard">
      <style:paragraph-properties fo:text-align="start" style:justify-single-word="false"/>
      <style:text-properties fo:font-size="12pt" style:text-underline-style="none" fo:font-weight="bold" officeooo:rsid="0008ed5a" officeooo:paragraph-rsid="000a698d" style:font-size-asian="12pt" style:font-weight-asian="bold" style:font-size-complex="12pt" style:font-weight-complex="bold"/>
    </style:style>
    <style:style style:name="P58" style:family="paragraph" style:parent-style-name="Standard">
      <style:paragraph-properties fo:text-align="start" style:justify-single-word="false"/>
      <style:text-properties fo:font-size="12pt" style:text-underline-style="none" fo:font-weight="bold" officeooo:rsid="0008ed5a" officeooo:paragraph-rsid="000cf3db" style:font-size-asian="12pt" style:font-weight-asian="bold" style:font-size-complex="12pt" style:font-weight-complex="bold"/>
    </style:style>
    <style:style style:name="P59" style:family="paragraph" style:parent-style-name="Standard">
      <style:paragraph-properties fo:text-align="start" style:justify-single-word="false"/>
      <style:text-properties fo:font-size="12pt" style:text-underline-style="none" fo:font-weight="bold" officeooo:rsid="0008ed5a" officeooo:paragraph-rsid="00113f47" style:font-size-asian="12pt" style:font-weight-asian="bold" style:font-size-complex="12pt" style:font-weight-complex="bold"/>
    </style:style>
    <style:style style:name="P60" style:family="paragraph" style:parent-style-name="Standard">
      <style:paragraph-properties fo:text-align="start" style:justify-single-word="false"/>
      <style:text-properties fo:font-size="12pt" style:text-underline-style="none" fo:font-weight="bold" officeooo:rsid="00083242" officeooo:paragraph-rsid="000f09d2" style:font-size-asian="12pt" style:font-weight-asian="bold" style:font-size-complex="12pt" style:font-weight-complex="bold"/>
    </style:style>
    <style:style style:name="P61" style:family="paragraph" style:parent-style-name="Standard">
      <style:paragraph-properties fo:text-align="start" style:justify-single-word="false"/>
      <style:text-properties fo:font-size="12pt" style:text-underline-style="none" fo:font-weight="bold" officeooo:rsid="00083242" officeooo:paragraph-rsid="00113f47" style:font-size-asian="12pt" style:font-weight-asian="bold" style:font-size-complex="12pt" style:font-weight-complex="bold"/>
    </style:style>
    <style:style style:name="P62" style:family="paragraph" style:parent-style-name="Standard">
      <style:paragraph-properties fo:text-align="start" style:justify-single-word="false"/>
      <style:text-properties fo:font-size="12pt" style:text-underline-style="none" fo:font-weight="bold" officeooo:rsid="0010430f" officeooo:paragraph-rsid="0010430f" style:font-size-asian="12pt" style:font-weight-asian="bold" style:font-size-complex="12pt" style:font-weight-complex="bold"/>
    </style:style>
    <style:style style:name="P63" style:family="paragraph" style:parent-style-name="Standard">
      <style:paragraph-properties fo:text-align="start" style:justify-single-word="false"/>
      <style:text-properties fo:font-size="12pt" style:text-underline-style="none" fo:font-weight="bold" officeooo:rsid="0010430f" officeooo:paragraph-rsid="00113f47" style:font-size-asian="12pt" style:font-weight-asian="bold" style:font-size-complex="12pt" style:font-weight-complex="bold"/>
    </style:style>
    <style:style style:name="P64" style:family="paragraph" style:parent-style-name="Standard">
      <style:paragraph-properties fo:text-align="start" style:justify-single-word="false"/>
      <style:text-properties fo:font-size="12pt" style:text-underline-style="none" fo:font-weight="normal" officeooo:rsid="0010430f" officeooo:paragraph-rsid="0010430f" style:font-size-asian="12pt" style:font-weight-asian="normal" style:font-size-complex="12pt" style:font-weight-complex="normal"/>
    </style:style>
    <style:style style:name="P65" style:family="paragraph" style:parent-style-name="Standard">
      <style:paragraph-properties fo:text-align="start" style:justify-single-word="false"/>
      <style:text-properties fo:font-size="12pt" style:text-underline-style="none" fo:font-weight="normal" officeooo:rsid="0010430f" officeooo:paragraph-rsid="00113f47" style:font-size-asian="12pt" style:font-weight-asian="normal" style:font-size-complex="12pt" style:font-weight-complex="normal"/>
    </style:style>
    <style:style style:name="P66" style:family="paragraph" style:parent-style-name="Standard">
      <style:paragraph-properties fo:text-align="start" style:justify-single-word="false"/>
      <style:text-properties fo:font-size="12pt" style:text-underline-style="none" fo:font-weight="normal" officeooo:rsid="00120606" officeooo:paragraph-rsid="00120606" style:font-size-asian="12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fo:font-weight="bold" officeooo:rsid="00083242" style:font-weight-asian="bold" style:font-weight-complex="bold"/>
    </style:style>
    <style:style style:name="T3" style:family="text">
      <style:text-properties fo:font-weight="bold" officeooo:rsid="000cf3db"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083242" style:font-weight-asian="normal" style:font-weight-complex="normal"/>
    </style:style>
    <style:style style:name="T6" style:family="text">
      <style:text-properties fo:font-weight="normal" officeooo:rsid="0008ed5a" style:font-weight-asian="normal" style:font-weight-complex="normal"/>
    </style:style>
    <style:style style:name="T7" style:family="text">
      <style:text-properties fo:font-weight="normal" officeooo:rsid="000cf3db" style:font-weight-asian="normal" style:font-weight-complex="normal"/>
    </style:style>
    <style:style style:name="T8" style:family="text">
      <style:text-properties fo:font-weight="normal" officeooo:rsid="0010430f" style:font-weight-asian="normal" style:font-weight-complex="normal"/>
    </style:style>
    <style:style style:name="T9" style:family="text">
      <style:text-properties fo:font-weight="normal" officeooo:rsid="00120606" style:font-weight-asian="normal" style:font-weight-complex="normal"/>
    </style:style>
    <style:style style:name="T10" style:family="text">
      <style:text-properties officeooo:rsid="0008ed5a"/>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officeooo:rsid="0008ed5a"/>
    </style:style>
    <style:style style:name="T13" style:family="text">
      <style:text-properties style:text-underline-style="solid" style:text-underline-width="auto" style:text-underline-color="font-color" officeooo:rsid="000a698d"/>
    </style:style>
    <style:style style:name="T14" style:family="text">
      <style:text-properties style:text-underline-style="solid" style:text-underline-width="auto" style:text-underline-color="font-color" officeooo:rsid="000f09d2"/>
    </style:style>
    <style:style style:name="T15" style:family="text">
      <style:text-properties style:text-underline-style="solid" style:text-underline-width="auto" style:text-underline-color="font-color" officeooo:rsid="00120606"/>
    </style:style>
    <style:style style:name="T16" style:family="text">
      <style:text-properties officeooo:rsid="000a698d"/>
    </style:style>
    <style:style style:name="T17" style:family="text">
      <style:text-properties fo:font-size="12pt" fo:font-weight="normal" officeooo:rsid="000a698d" style:font-size-asian="12pt" style:font-weight-asian="normal" style:font-size-complex="12pt" style:font-weight-complex="normal"/>
    </style:style>
    <style:style style:name="T18" style:family="text">
      <style:text-properties officeooo:rsid="000c2c61"/>
    </style:style>
    <style:style style:name="T19" style:family="text">
      <style:text-properties officeooo:rsid="000cf3db"/>
    </style:style>
    <style:style style:name="T20" style:family="text">
      <style:text-properties officeooo:rsid="000e3939"/>
    </style:style>
    <style:style style:name="T21" style:family="text">
      <style:text-properties style:text-line-through-style="none" style:text-line-through-type="none" style:text-underline-style="none" officeooo:rsid="000f09d2"/>
    </style:style>
    <style:style style:name="T22" style:family="text">
      <style:text-properties officeooo:rsid="0010430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2">PRÁCTICA 1 </text:p>
      <text:p text:style-name="P2"/>
      <text:p text:style-name="P2">INTELIGENCIA ARTIFICIAL</text:p>
      <text:p text:style-name="P2"/>
      <text:p text:style-name="P2"/>
      <text:p text:style-name="P2"/>
      <text:p text:style-name="P2"/>
      <text:p text:style-name="P3"/>
      <text:p text:style-name="P4">Jorge Santisteban Rivas </text:p>
      <text:p text:style-name="P4">Javier Martínez Rubio</text:p>
      <text:p text:style-name="P4"/>
      <text:p text:style-name="P4"/>
      <text:p text:style-name="P4"/>
      <text:p text:style-name="P4"/>
      <text:p text:style-name="P4"/>
      <text:p text:style-name="P4"/>
      <text:p text:style-name="P4"/>
      <text:p text:style-name="P4"/>
      <text:p text:style-name="P4"/>
      <text:p text:style-name="P4"/>
      <text:p text:style-name="P10"><text:soft-page-break/>Ejercicio 1</text:p>
      <text:p text:style-name="P12"/>
      <text:p text:style-name="P12">Apartado 1.1</text:p>
      <text:p text:style-name="P12"/>
      <text:p text:style-name="P16"><text:span text:style-name="T12">Prod-esc-rec</text:span></text:p>
      <text:p text:style-name="P16"/>
      <text:p text:style-name="P27">Pseudocódigo</text:p>
      <text:p text:style-name="P5"/>
      <text:p text:style-name="P37"><text:span text:style-name="T1"><text:tab/>Entrada</text:span><text:span text:style-name="T2">s</text:span> <text:s/>x: vector, representado como una lista</text:p>
      <text:p text:style-name="P37"><text:s text:c="13"/><text:tab/> <text:s text:c="5"/>y: vector, representado como una lista</text:p>
      <text:p text:style-name="P37"><text:span text:style-name="T1"><text:tab/>Salida</text:span>: producto escalar entre x e y</text:p>
      <text:p text:style-name="P37"/>
      <text:p text:style-name="P16"><text:tab/>Procesamiento</text:p>
      <text:p text:style-name="P16"><text:tab/><text:tab/><text:span text:style-name="T5">si x = 0 o y = 0</text:span></text:p>
      <text:p text:style-name="P16"><text:span text:style-name="T5"><text:tab/><text:tab/>devuelve 0</text:span></text:p>
      <text:p text:style-name="P16"><text:span text:style-name="T5"><text:tab/><text:tab/>en caso contrario,</text:span></text:p>
      <text:p text:style-name="P16"><text:span text:style-name="T5"><text:tab/><text:tab/>suma el resultado de multiplicar las primeras coordenadas</text:span></text:p>
      <text:p text:style-name="P16"><text:span text:style-name="T5"><text:tab/><text:tab/>de cada lista con el resultado de aplicar la misma función </text:span></text:p>
      <text:p text:style-name="P16"><text:span text:style-name="T5"><text:tab/><text:tab/>al resto de cada lista</text:span></text:p>
      <text:p text:style-name="P22">Código</text:p>
      <text:p text:style-name="P43"/>
      <text:p text:style-name="P43">;;; producto-escalar-rec (x y)</text:p>
      <text:p text:style-name="P43">;;; Calcula el producto escalar de forma recursiva</text:p>
      <text:p text:style-name="P43">;;; Se asume que los dos vectores de entrada tienen la misma longitud.</text:p>
      <text:p text:style-name="P43"/>
      <text:p text:style-name="P43">(defun prod-esc-rec (x y)</text:p>
      <text:p text:style-name="P43"><text:s text:c="2"/>(if (or (null x) (null y))</text:p>
      <text:p text:style-name="P43"><text:s text:c="4"/>0</text:p>
      <text:p text:style-name="P43"><text:s text:c="4"/>(+ (* (first x) (first y))</text:p>
      <text:p text:style-name="P43"><text:s text:c="7"/>(prod-esc-rec (rest x) (rest y)))))</text:p>
      <text:p text:style-name="P37"/>
      <text:p text:style-name="P22">Comentarios</text:p>
      <text:p text:style-name="P43">Es una función que calcula el producto escalar de dos vectores de forma recursiva.</text:p>
      <text:p text:style-name="P43"/>
      <text:p text:style-name="P43"/>
      <text:p text:style-name="P51">Cosine-distance-rec</text:p>
      <text:p text:style-name="P51"/>
      <text:p text:style-name="P56">Pseudocódigo</text:p>
      <text:p text:style-name="P7"/>
      <text:p text:style-name="P38"><text:span text:style-name="T1"><text:tab/>Entrada</text:span><text:span text:style-name="T2">s</text:span> <text:s/>x: vector, representado como una lista</text:p>
      <text:p text:style-name="P38"><text:s text:c="13"/><text:tab/> <text:s text:c="5"/>y: vector, representado como una lista</text:p>
      <text:p text:style-name="P38"><text:span text:style-name="T1"><text:tab/>Salida</text:span>: <text:span text:style-name="T10">distancia coseno entre x e y</text:span></text:p>
      <text:p text:style-name="P38"/>
      <text:p text:style-name="P17"><text:tab/>Procesamiento</text:p>
      <text:p text:style-name="P17"><text:tab/><text:tab/><text:span text:style-name="T5">si x = 0 o y = 0</text:span></text:p>
      <text:p text:style-name="P17"><text:span text:style-name="T5"><text:tab/><text:tab/>devuelve 0</text:span></text:p>
      <text:p text:style-name="P17"><text:span text:style-name="T5"><text:tab/><text:tab/></text:span><text:span text:style-name="T6">si la norma de x o la norma de y son 0,</text:span></text:p>
      <text:p text:style-name="P27"><text:span text:style-name="T4"><text:tab/><text:tab/>devuelve 0</text:span></text:p>
      <text:p text:style-name="P17"><text:span text:style-name="T5"><text:tab/><text:tab/>en caso contrario,</text:span></text:p>
      <text:p text:style-name="P17"><text:span text:style-name="T5"><text:tab/><text:tab/></text:span><text:span text:style-name="T6">calcula la distancia coseno según su fórmula haciendo</text:span></text:p>
      <text:p text:style-name="P17"><text:soft-page-break/><text:span text:style-name="T6"><text:tab/><text:tab/>uso de la función auxiliar que calcula el producto escalar</text:span></text:p>
      <text:p text:style-name="P17"><text:span text:style-name="T6"><text:tab/><text:tab/>entre dos vectores.</text:span></text:p>
      <text:p text:style-name="P43"/>
      <text:p text:style-name="P27">Código</text:p>
      <text:p text:style-name="P27"/>
      <text:p text:style-name="P49">;;; cosine-distance-rec (x y)</text:p>
      <text:p text:style-name="P49">;;; Calcula la distancia coseno de un vector de forma recursiva</text:p>
      <text:p text:style-name="P49">;;; Se asume que los dos vectores de entrada tienen la misma longitud.</text:p>
      <text:p text:style-name="P49"/>
      <text:p text:style-name="P49">(defun cosine-distance-rec (x y)</text:p>
      <text:p text:style-name="P49"><text:s text:c="2"/>(cond ((or (null x) (null y)) 0)</text:p>
      <text:p text:style-name="P49"><text:s text:c="8"/>((= 0 (* (prod-esc-rec x x) (prod-esc-rec y y))) 0)</text:p>
      <text:p text:style-name="P49"><text:s text:c="8"/>(t (- 1 (/ (prod-esc-rec x y)</text:p>
      <text:p text:style-name="P49"><text:s text:c="19"/>(* (sqrt(prod-esc-rec x x))</text:p>
      <text:p text:style-name="P49"><text:s text:c="22"/>(sqrt(prod-esc-rec y y))))))))</text:p>
      <text:p text:style-name="P49"/>
      <text:p text:style-name="P27">Comentarios</text:p>
      <text:p text:style-name="P49">Esta función calcula la distancia coseno entre dos listas de manera recursiva. Esta recursividad la vemos en el uso de una función recursiva de cálculo del producto escalar, que hemos programado <text:span text:style-name="T16">anteriormente.</text:span></text:p>
      <text:p text:style-name="P49"/>
      <text:p text:style-name="P32">Ejemplos</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18"><text:soft-page-break/><text:span text:style-name="T12">Prod-esc-</text:span><text:span text:style-name="T13">mapcar</text:span></text:p>
      <text:p text:style-name="P18"/>
      <text:p text:style-name="P28">Pseudocódigo</text:p>
      <text:p text:style-name="P6"/>
      <text:p text:style-name="P39"><text:span text:style-name="T1"><text:tab/>Entrada</text:span><text:span text:style-name="T2">s</text:span> <text:s/>x: vector, representado como una lista</text:p>
      <text:p text:style-name="P39"><text:s text:c="13"/><text:tab/> <text:s text:c="5"/>y: vector, representado como una lista</text:p>
      <text:p text:style-name="P39"><text:span text:style-name="T1"><text:tab/>Salida</text:span>: producto escalar entre x e y</text:p>
      <text:p text:style-name="P39"/>
      <text:p text:style-name="P18"><text:tab/>Procesamiento</text:p>
      <text:p text:style-name="P18"><text:tab/><text:tab/><text:span text:style-name="T5">si x = 0 o y = 0</text:span></text:p>
      <text:p text:style-name="P18"><text:span text:style-name="T5"><text:tab/><text:tab/>devuelve 0</text:span></text:p>
      <text:p text:style-name="P18"><text:span text:style-name="T5"><text:tab/><text:tab/>en caso contrario,</text:span></text:p>
      <text:p text:style-name="P18"><text:span text:style-name="T5"><text:tab/><text:tab/>suma el resultado de multiplicar las primeras coordenadas</text:span></text:p>
      <text:p text:style-name="P18"><text:span text:style-name="T5"><text:tab/><text:tab/>de cada lista con el resultado de aplicar la misma función </text:span></text:p>
      <text:p text:style-name="P18"><text:span text:style-name="T5"><text:tab/><text:tab/>al resto de cada lista</text:span></text:p>
      <text:p text:style-name="P23">Código</text:p>
      <text:p text:style-name="P44"/>
      <text:p text:style-name="P44">;;; producto-escalar-rec (x y)</text:p>
      <text:p text:style-name="P44">;;; Calcula el producto escalar <text:span text:style-name="T16">usando mapcar</text:span></text:p>
      <text:p text:style-name="P44">;;; Se asume que los dos vectores de entrada tienen la misma longitud.</text:p>
      <text:p text:style-name="P44"/>
      <text:p text:style-name="P44">(defun prod-esc-mapcar (x y)</text:p>
      <text:p text:style-name="P44"><text:s text:c="2"/>(if (or (null x) (null y))</text:p>
      <text:p text:style-name="P44"><text:s text:c="2"/>0</text:p>
      <text:p text:style-name="P44"><text:s text:c="2"/>(apply #'+ (mapcar #'* x y))))</text:p>
      <text:p text:style-name="P39"/>
      <text:p text:style-name="P23">Comentarios</text:p>
      <text:p text:style-name="P44">Es una función que calcula el producto escalar de dos vectores <text:span text:style-name="T16">sin recursividad, utilizando la función mapcar</text:span>.</text:p>
      <text:p text:style-name="P44"/>
      <text:p text:style-name="P44"/>
      <text:p text:style-name="P52">Cosine-distance-<text:span text:style-name="T16">mapcar</text:span></text:p>
      <text:p text:style-name="P52"/>
      <text:p text:style-name="P57">Pseudocódigo</text:p>
      <text:p text:style-name="P8"/>
      <text:p text:style-name="P39"><text:span text:style-name="T1"><text:tab/>Entrada</text:span><text:span text:style-name="T2">s</text:span> <text:s/>x: vector, representado como una lista</text:p>
      <text:p text:style-name="P39"><text:s text:c="13"/><text:tab/> <text:s text:c="5"/>y: vector, representado como una lista</text:p>
      <text:p text:style-name="P39"><text:span text:style-name="T1"><text:tab/>Salida</text:span>: <text:span text:style-name="T10">distancia coseno entre x e y</text:span></text:p>
      <text:p text:style-name="P39"/>
      <text:p text:style-name="P18"><text:tab/>Procesamiento</text:p>
      <text:p text:style-name="P18"><text:tab/><text:tab/><text:span text:style-name="T5">si x = 0 o y = 0</text:span></text:p>
      <text:p text:style-name="P18"><text:span text:style-name="T5"><text:tab/><text:tab/>devuelve 0</text:span></text:p>
      <text:p text:style-name="P18"><text:span text:style-name="T5"><text:tab/><text:tab/></text:span><text:span text:style-name="T6">si la norma de x o la norma de y son 0,</text:span></text:p>
      <text:p text:style-name="P28"><text:span text:style-name="T4"><text:tab/><text:tab/>devuelve 0</text:span></text:p>
      <text:p text:style-name="P18"><text:span text:style-name="T5"><text:tab/><text:tab/>en caso contrario,</text:span></text:p>
      <text:p text:style-name="P18"><text:span text:style-name="T5"><text:tab/><text:tab/></text:span><text:span text:style-name="T6">calcula la distancia coseno según su fórmula haciendo</text:span></text:p>
      <text:p text:style-name="P18"><text:span text:style-name="T6"><text:tab/><text:tab/>uso de la función auxiliar que calcula el producto escalar</text:span></text:p>
      <text:p text:style-name="P18"><text:span text:style-name="T6"><text:tab/><text:tab/>entre dos vectores.</text:span></text:p>
      <text:p text:style-name="P44"/>
      <text:p text:style-name="P28"/>
      <text:p text:style-name="P28"/>
      <text:p text:style-name="P28"/>
      <text:p text:style-name="P28"><text:soft-page-break/>Código</text:p>
      <text:p text:style-name="P28"/>
      <text:p text:style-name="P50">;;; cosine-distance-<text:span text:style-name="T16">mapcar</text:span> (x y)</text:p>
      <text:p text:style-name="P50">;;; Calcula la distancia coseno de un vector <text:span text:style-name="T16">usando mapcar</text:span></text:p>
      <text:p text:style-name="P50">;;; Se asume que los dos vectores de entrada tienen la misma longitud.</text:p>
      <text:p text:style-name="P50"/>
      <text:p text:style-name="P50">(defun cosine-distance-mapcar (x y)</text:p>
      <text:p text:style-name="P50"><text:s text:c="2"/>(cond ((or (null x) (null y)) 0)</text:p>
      <text:p text:style-name="P50"><text:s text:c="8"/>((= 0 (* (prod-esc-mapcar x x) (prod-esc-mapcar y y))) 0)</text:p>
      <text:p text:style-name="P50"><text:s text:c="8"/>(t (- 1 (/ (prod-esc-mapcar x y)</text:p>
      <text:p text:style-name="P50"><text:s text:c="19"/>(* (sqrt(prod-esc-mapcar x x))</text:p>
      <text:p text:style-name="P50"><text:s text:c="22"/>(sqrt(prod-esc-mapcar y y))))))))</text:p>
      <text:p text:style-name="P50"/>
      <text:p text:style-name="P28">Comentarios</text:p>
      <text:p text:style-name="P50">Esta función calcula la distancia coseno entre dos listas <text:span text:style-name="T18">utilizando la función mapcar, ya que hace uso de una función que calcula el producto escalar usando mapcar.</text:span></text:p>
      <text:p text:style-name="P50"/>
      <text:p text:style-name="P32">Ejemplos</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oft-page-break/><text:span text:style-name="T17"/></text:p>
      <text:p text:style-name="P11">Ejercicio <text:span text:style-name="T19">2</text:span></text:p>
      <text:p text:style-name="P13"/>
      <text:p text:style-name="P13"><text:span text:style-name="T16">Apartado 2.1</text:span></text:p>
      <text:p text:style-name="P19"><text:span text:style-name="T12"/></text:p>
      <text:p text:style-name="P34"><text:span text:style-name="T12">N</text:span><text:span text:style-name="T11">ewton</text:span></text:p>
      <text:p text:style-name="P19"/>
      <text:p text:style-name="P29">Pseudocódigo</text:p>
      <text:p text:style-name="P40"><text:span text:style-name="T1"/></text:p>
      <text:p text:style-name="P40"><text:span text:style-name="T1"><text:tab/></text:span><text:span text:style-name="T3">Entradas</text:span><text:span text:style-name="T1">: <text:s/></text:span>f: funcion cuyo cero se desea encontrar</text:p>
      <text:p text:style-name="P40"><text:span text:style-name="T1"><text:s text:c="8"/><text:tab/><text:tab/> <text:s text:c="6"/></text:span>df: derivada de f</text:p>
      <text:p text:style-name="P40"><text:s text:c="2"/><text:tab/><text:tab/> <text:s text:c="6"/>max-iter: maximo numero de iteraciones</text:p>
      <text:p text:style-name="P40"><text:s text:c="8"/><text:tab/><text:tab/> <text:s text:c="6"/>x0: estimacion inicial del cero (semilla)</text:p>
      <text:p text:style-name="P40"><text:s text:c="7"/><text:tab/><text:tab/> <text:s text:c="6"/>tol: tolerancia para convergencia (parametro opcional)</text:p>
      <text:p text:style-name="P40"><text:span text:style-name="T1"><text:tab/></text:span><text:span text:style-name="T3">Salida</text:span><text:span text:style-name="T1">: <text:s/></text:span>estimacion del cero de f o NIL si no converge</text:p>
      <text:p text:style-name="P40"/>
      <text:p text:style-name="P19"><text:tab/>Procesamiento</text:p>
      <text:p text:style-name="P19"><text:tab/><text:tab/><text:span text:style-name="T5">si </text:span><text:span text:style-name="T7">max-iter = -1</text:span></text:p>
      <text:p text:style-name="P19"><text:span text:style-name="T5"><text:tab/><text:tab/>devuelve </text:span><text:span text:style-name="T7">nil</text:span></text:p>
      <text:p text:style-name="P19"><text:span text:style-name="T5"><text:tab/><text:tab/>en caso contrario,</text:span></text:p>
      <text:p text:style-name="P19"><text:span text:style-name="T5"><text:tab/><text:tab/></text:span><text:span text:style-name="T7">se vuelve a llamar a la misma función con max-iter = max-iter -1</text:span></text:p>
      <text:p text:style-name="P19"><text:span text:style-name="T7"><text:tab/><text:tab/>y con x0 como la nueva semilla calculada según la fórmula.</text:span></text:p>
      <text:p text:style-name="P24">Código</text:p>
      <text:p text:style-name="P45"/>
      <text:p text:style-name="P46">;;; newton</text:p>
      <text:p text:style-name="P46">;;; Estima el cero de una funcion mediante Newton-Raphson</text:p>
      <text:p text:style-name="P45"/>
      <text:p text:style-name="P45">(defun newton (f df max-iter x0 &amp;optional (tol 0.001))</text:p>
      <text:p text:style-name="P45"><text:s text:c="2"/>(if (= max-iter 0) NIL</text:p>
      <text:p text:style-name="P45"><text:s text:c="2"/>(if (&lt; (abs (funcall f x0)) tol) x0</text:p>
      <text:p text:style-name="P45"><text:s text:c="6"/>(newton f df (- max-iter 1) (- x0 (/ (funcall f x0) (funcall df x0))) tol))))</text:p>
      <text:p text:style-name="P40"/>
      <text:p text:style-name="P24">Comentarios</text:p>
      <text:p text:style-name="P46">Es<text:span text:style-name="T20">ta función estima (con una cierta tolerancia), a partir de una semilla dada, la raíz de una función pasada como parámetro utilizando el método de Newton. Este ese un método iterativo en el cual la semilla va cambiando en cada iteración de acuerdo a una cierta fórmula. En cada una de estas iteraciones, se evalua la función en la semilla, y si este es 0, se devuelve la semilla como la raíz. Si no lo es, se evalúa la función en la nueva raíz. Además, hay un número máximo de iteraciones, y, en caso de no encontrar ninguna raíz en este periodo, se devuelve NIL.</text:span></text:p>
      <text:p text:style-name="P46"/>
      <text:p text:style-name="P46"><text:span text:style-name="T20">La función que hemos programado es, por tanto, recursiva. Primero comprobamos si ya se han superado las iteraciones máximas. Ya que hacemos esta comprobación la primera, aparece en el código como max-iter = -</text:span><text:span text:style-name="T21">1, y no como max-iter = 0. <text:s/>Después miramos sin f(x0) = 0, y en caso de serlo, devolvemos x0. En otro caso, hacemos la recursividad, llamando a newton con los nuevos valores en sus argumentos.</text:span></text:p>
      <text:p text:style-name="P45"/>
      <text:p text:style-name="P45"/>
      <text:p text:style-name="P55"/>
      <text:p text:style-name="P55"/>
      <text:p text:style-name="P55"/>
      <text:p text:style-name="P55"/>
      <text:p text:style-name="P55"><text:soft-page-break/></text:p>
      <text:p text:style-name="P14"><text:span text:style-name="T16">Apartado 2.2</text:span></text:p>
      <text:p text:style-name="P53"/>
      <text:p text:style-name="P58"/>
      <text:p text:style-name="P35"><text:span text:style-name="T14">One-root-n</text:span><text:span text:style-name="T11">ewton</text:span></text:p>
      <text:p text:style-name="P20"/>
      <text:p text:style-name="P30">Pseudocódigo</text:p>
      <text:p text:style-name="P41"><text:span text:style-name="T1"/></text:p>
      <text:p text:style-name="P41"><text:span text:style-name="T1"><text:tab/></text:span><text:span text:style-name="T3">Entradas</text:span><text:span text:style-name="T1">: <text:s/></text:span>f: funcion cuyo cero se desea encontrar</text:p>
      <text:p text:style-name="P41"><text:span text:style-name="T1"><text:s text:c="8"/><text:tab/><text:tab/> <text:s text:c="6"/></text:span>df: derivada de f</text:p>
      <text:p text:style-name="P41"><text:s text:c="2"/><text:tab/><text:tab/> <text:s text:c="6"/>max-iter: maximo numero de iteraciones</text:p>
      <text:p text:style-name="P41"><text:s text:c="8"/><text:tab/><text:tab/> <text:s text:c="6"/><text:span text:style-name="T22">semillas</text:span>: <text:span text:style-name="T22">semillas con las que invocar a Newton</text:span></text:p>
      <text:p text:style-name="P41"><text:s text:c="7"/><text:tab/><text:tab/> <text:s text:c="6"/>tol: tolerancia para convergencia (parametro opcional)</text:p>
      <text:p text:style-name="P41"><text:span text:style-name="T1"><text:tab/></text:span><text:span text:style-name="T3">Salida</text:span><text:span text:style-name="T1">: <text:s/></text:span>el primer cero de f que se encuentre , o NIL si se diverge</text:p>
      <text:p text:style-name="P41"><text:tab/> <text:s text:c="13"/>para todas las semillas</text:p>
      <text:p text:style-name="P41"/>
      <text:p text:style-name="P20"><text:tab/>Procesamiento</text:p>
      <text:p text:style-name="P20"><text:tab/><text:tab/><text:span text:style-name="T5">si </text:span><text:span text:style-name="T8">semillas = nil</text:span></text:p>
      <text:p text:style-name="P20"><text:span text:style-name="T5"><text:tab/><text:tab/>devuelve </text:span><text:span text:style-name="T7">nil</text:span></text:p>
      <text:p text:style-name="P20"><text:span text:style-name="T5"><text:tab/><text:tab/></text:span><text:span text:style-name="T8">si one-root-newton != nil</text:span></text:p>
      <text:p text:style-name="P20"><text:span text:style-name="T8"><text:tab/><text:tab/>devuelve newton f df max-iter (first semillas) tol</text:span></text:p>
      <text:p text:style-name="P20"><text:span text:style-name="T5"><text:tab/><text:tab/></text:span><text:span text:style-name="T8">en caso contrario,</text:span></text:p>
      <text:p text:style-name="P20"><text:span text:style-name="T8"><text:tab/><text:tab/>se hace one-root-newton f df max-iter (rest semillas) tol</text:span></text:p>
      <text:p text:style-name="P25">Código</text:p>
      <text:p text:style-name="P47"/>
      <text:p text:style-name="P47">;;; one-root-newton</text:p>
      <text:p text:style-name="P47">;;; Prueba con distintas semillas iniciales hasta que Newton</text:p>
      <text:p text:style-name="P47">;;; converge</text:p>
      <text:p text:style-name="P47"/>
      <text:p text:style-name="P47">(defun one-root-newton (f df max-iter semillas &amp;optional (tol 0.001))</text:p>
      <text:p text:style-name="P47"><text:s text:c="2"/>(cond ((null semillas) nil)</text:p>
      <text:p text:style-name="P47"><text:s text:c="10"/>((newton f df max-iter (first semillas) tol)</text:p>
      <text:p text:style-name="P47"><text:s text:c="11"/>(newton f df max-iter (first semillas) tol))</text:p>
      <text:p text:style-name="P47"><text:s text:c="10"/>(t (one-root-newton f df max-iter (rest semillas) tol))))</text:p>
      <text:p text:style-name="P41"/>
      <text:p text:style-name="P60">Comentarios</text:p>
      <text:p text:style-name="P64">Esta función es también recursiva, ya que tiene que evaluar la función newton en cada una de las semillas de la lista pasada como argumento hasta que se encuentra una que no sea nil. Simplemente se comprueba esta condición, y si no se cumple se vuelve a llamar a la misma función con el resto de la lista de semillas.</text:p>
      <text:p text:style-name="P64"/>
      <text:p text:style-name="P62">Ejemplos </text:p>
      <text:p text:style-name="P58"/>
      <text:p text:style-name="P58"/>
      <text:p text:style-name="P58"/>
      <text:p text:style-name="P58"/>
      <text:p text:style-name="P58"/>
      <text:p text:style-name="P58"/>
      <text:p text:style-name="P58"/>
      <text:p text:style-name="P58"/>
      <text:p text:style-name="P58"/>
      <text:p text:style-name="P58"/>
      <text:p text:style-name="P15"><text:soft-page-break/><text:span text:style-name="T16">Apartado 2.3</text:span></text:p>
      <text:p text:style-name="P54"/>
      <text:p text:style-name="P59"/>
      <text:p text:style-name="P36"><text:span text:style-name="T15">ALL</text:span><text:span text:style-name="T14">-root</text:span><text:span text:style-name="T15">s</text:span><text:span text:style-name="T14">-n</text:span><text:span text:style-name="T11">ewton</text:span></text:p>
      <text:p text:style-name="P21"/>
      <text:p text:style-name="P31">Pseudocódigo</text:p>
      <text:p text:style-name="P42"><text:span text:style-name="T1"/></text:p>
      <text:p text:style-name="P42"><text:span text:style-name="T1"><text:tab/></text:span><text:span text:style-name="T3">Entradas</text:span><text:span text:style-name="T1">: <text:s/></text:span>f: funcion cuyo cero se desea encontrar</text:p>
      <text:p text:style-name="P42"><text:span text:style-name="T1"><text:s text:c="8"/><text:tab/><text:tab/> <text:s text:c="6"/></text:span>df: derivada de f</text:p>
      <text:p text:style-name="P42"><text:s text:c="2"/><text:tab/><text:tab/> <text:s text:c="6"/>max-iter: maximo numero de iteraciones</text:p>
      <text:p text:style-name="P42"><text:s text:c="8"/><text:tab/><text:tab/> <text:s text:c="6"/><text:span text:style-name="T22">semillas</text:span>: <text:span text:style-name="T22">semillas con las que invocar a Newton</text:span></text:p>
      <text:p text:style-name="P42"><text:s text:c="7"/><text:tab/><text:tab/> <text:s text:c="6"/>tol: tolerancia para convergencia (parametro opcional)</text:p>
      <text:p text:style-name="P42"><text:span text:style-name="T1"><text:tab/></text:span><text:span text:style-name="T3">Salida</text:span><text:span text:style-name="T1">: <text:s/></text:span>las raices que se encuentren para cada semilla o nil</text:p>
      <text:p text:style-name="P42"><text:tab/> <text:s text:c="13"/>si para esa semilla el metodo no converge</text:p>
      <text:p text:style-name="P42"/>
      <text:p text:style-name="P21"><text:tab/>Procesamiento</text:p>
      <text:p text:style-name="P21"><text:tab/><text:tab/><text:span text:style-name="T9">aplicamos newton pasando como semilla cada elemento de la lista</text:span></text:p>
      <text:p text:style-name="P21"><text:span text:style-name="T9"><text:tab/><text:tab/>pasada como argumento</text:span></text:p>
      <text:p text:style-name="P26">Código</text:p>
      <text:p text:style-name="P48"/>
      <text:p text:style-name="P48">;;; all-roots-newton</text:p>
      <text:p text:style-name="P48">;;; Prueba con distintas semillas iniciales y devuelve las raices</text:p>
      <text:p text:style-name="P48">;;; encontradas por Newton para dichas semillas</text:p>
      <text:p text:style-name="P48"/>
      <text:p text:style-name="P48">(defun all-roots-newton (f df max-iter semillas &amp;optional ( tol 0.001))</text:p>
      <text:p text:style-name="P48"><text:s text:c="2"/>(mapcar #'(lambda(x) (newton f df max-iter x tol)) semillas))</text:p>
      <text:p text:style-name="P42"/>
      <text:p text:style-name="P61">Comentarios</text:p>
      <text:p text:style-name="P66">En esta función aplicamos un mapcar para así simplificar. También tuvimos en cuenta implementarlo de manera recursiva, pero decidimos que esta manera era mucho más simple.</text:p>
      <text:p text:style-name="P65"/>
      <text:p text:style-name="P63">Ejemplos </text:p>
      <text:p text:style-name="P59"/>
      <text:p text:style-name="P59"/>
      <text:p text:style-name="P59"/>
      <text:p text:style-name="P59"/>
      <text:p text:style-name="P59"/>
      <text:p text:style-name="P59"/>
      <text:p text:style-name="P59"/>
      <text:p text:style-name="P59"/>
      <text:p text:style-name="P59"/>
      <text:p text:style-name="P59"><text:span text:style-name="T11"/></text:p>
      <text:p text:style-name="P58"/>
      <text:p text:style-name="P58"/>
      <text:p text:style-name="P58"/>
      <text:p text:style-name="P58"/>
      <text:p text:style-name="P58"/>
      <text:p text:style-name="P58"/>
      <text:p text:style-name="P33"/>
      <text:p text:style-name="P33"/>
      <text:p text:style-name="P13"/>
      <text:p text:style-name="P9"><text:soft-page-break/><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9"><text:span text:style-name="T17"/></text:p>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1T18:14:20.140687812</meta:creation-date>
    <dc:date>2019-02-11T19:58:19.449221827</dc:date>
    <meta:editing-duration>PT16M36S</meta:editing-duration>
    <meta:editing-cycles>3</meta:editing-cycles>
    <meta:generator>LibreOffice/6.1.3.2$Linux_X86_64 LibreOffice_project/10$Build-2</meta:generator>
    <meta:document-statistic meta:table-count="0" meta:image-count="0" meta:object-count="0" meta:page-count="9" meta:paragraph-count="182" meta:word-count="1225" meta:character-count="7855" meta:non-whitespace-character-count="6213"/>
  </office:meta>
</office:document-meta>
</file>